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5778in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3"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officeooo:rsid="001cd5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1">Show Content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1">N/A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1">The DM can show the players information they have placed into the application</text:p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1">DM hitting the show button or show hotkey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pan text:style-name="T1"><text:s text:c="3"/>1. Dungeon Master</text:span>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9220653925489932524" text:style-name="L1">
              <text:list-item>
                <text:p text:style-name="P3">NPC</text:p>
              </text:list-item>
              <text:list-item>
                <text:p text:style-name="P3">God</text:p>
              </text:list-item>
              <text:list-item>
                <text:p text:style-name="P3">Region</text:p>
              </text:list-item>
              <text:list-item>
                <text:p text:style-name="P3">Event</text:p>
                <text:p text:style-name="P3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5963862967100182352" text:style-name="L2">
              <text:list-item>
                <text:p text:style-name="P4">Visual to server/second screen</text:p>
                <text:p text:style-name="P4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3727047816193537495" text:style-name="L3">
              <text:list-item>
                <text:p text:style-name="P5">DM sees an input he wants to show to player</text:p>
              </text:list-item>
              <text:list-item>
                <text:p text:style-name="P5">DM presses show button or show hotkey</text:p>
              </text:list-item>
              <text:list-item>
                <text:p text:style-name="P5">Signal is sent to server and/or second screen and input is displayed</text:p>
                <text:p text:style-name="P5"/>
              </text:list-item>
            </text:list>
          </table:table-cell>
        </table:table-row>
        <table:table-row table:style-name="Table1.12"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>N/A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5:15.692000000</dc:date>
    <meta:editing-duration>PT1H4M34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94" meta:character-count="486" meta:non-whitespace-character-count="426"/>
  </office:meta>
</office:document-meta>
</file>